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738a"/>
    </style:style>
    <style:style style:name="P2" style:family="paragraph" style:parent-style-name="Standard" style:master-page-name="Standard">
      <style:paragraph-properties style:page-number="auto"/>
      <style:text-properties officeooo:paragraph-rsid="000b738a"/>
    </style:style>
    <style:style style:name="P3" style:family="paragraph" style:parent-style-name="List_20_Paragraph" style:list-style-name="WWNum1">
      <style:text-properties officeooo:paragraph-rsid="000b738a" fo:background-color="#ffffff"/>
    </style:style>
    <style:style style:name="P4" style:family="paragraph" style:parent-style-name="List_20_Paragraph" style:list-style-name="WWNum1">
      <style:text-properties officeooo:rsid="0015ca37" officeooo:paragraph-rsid="000b738a" fo:background-color="#ffffff"/>
    </style:style>
    <style:style style:name="P5" style:family="paragraph" style:parent-style-name="List_20_Paragraph" style:list-style-name="WWNum1">
      <style:text-properties officeooo:rsid="000cc0dc" officeooo:paragraph-rsid="000b738a"/>
    </style:style>
    <style:style style:name="P6" style:family="paragraph" style:parent-style-name="List_20_Paragraph" style:list-style-name="WWNum1">
      <style:text-properties officeooo:rsid="0005dbde" officeooo:paragraph-rsid="000b738a"/>
    </style:style>
    <style:style style:name="P7" style:family="paragraph" style:parent-style-name="List_20_Paragraph" style:list-style-name="WWNum1">
      <style:text-properties officeooo:rsid="00049d91" officeooo:paragraph-rsid="000b738a"/>
    </style:style>
    <style:style style:name="P8" style:family="paragraph" style:parent-style-name="List_20_Paragraph" style:list-style-name="WWNum1">
      <style:text-properties officeooo:rsid="000adcd5" officeooo:paragraph-rsid="000b738a"/>
    </style:style>
    <style:style style:name="P9" style:family="paragraph" style:parent-style-name="List_20_Paragraph" style:list-style-name="WWNum1">
      <style:text-properties fo:font-weight="bold" officeooo:paragraph-rsid="000b738a" style:font-weight-asian="bold"/>
    </style:style>
    <style:style style:name="P10" style:family="paragraph" style:parent-style-name="List_20_Paragraph" style:list-style-name="WWNum1">
      <style:text-properties fo:font-weight="bold" officeooo:paragraph-rsid="000b738a" fo:background-color="#ffffff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6a0" style:font-weight-asian="bold" style:font-weight-complex="bold"/>
    </style:style>
    <style:style style:name="T3" style:family="text">
      <style:text-properties officeooo:rsid="000476a0"/>
    </style:style>
    <style:style style:name="T4" style:family="text">
      <style:text-properties officeooo:rsid="000cc0dc"/>
    </style:style>
    <style:style style:name="T5" style:family="text">
      <style:text-properties officeooo:rsid="000adcd5"/>
    </style:style>
    <style:style style:name="T6" style:family="text">
      <style:text-properties officeooo:rsid="00070651"/>
    </style:style>
    <style:style style:name="T7" style:family="text">
      <style:text-properties officeooo:rsid="002096f4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a2468"/>
    </style:style>
    <style:style style:name="T10" style:family="text">
      <style:text-properties officeooo:rsid="000a24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Бизнес-процесс «</text:span><text:span text:style-name="T2">Турфирма</text:span><text:span text:style-name="T1">»</text:span></text:p>
      <text:p text:style-name="P1"><text:span text:style-name="T3">Турфирма</text:span>- это веб-сервис, предоставляющий пользователям возможность <text:span text:style-name="T3">производить поиск подходящих им туро</text:span>в, <text:span text:style-name="T4">выставлять оценки отелям странам и турам</text:span>.</text:p>
      <text:p text:style-name="P1">Основные сущности:</text:p>
      <text:list xml:id="list5525396900559081606" text:style-name="WWNum1">
        <text:list-item>
          <text:p text:style-name="P5">Пользователь</text:p>
        </text:list-item>
        <text:list-item>
          <text:p text:style-name="P6">Роли<text:span text:style-name="T5">(права доступа)</text:span></text:p>
        </text:list-item>
        <text:list-item>
          <text:p text:style-name="P7">Город</text:p>
        </text:list-item>
        <text:list-item>
          <text:p text:style-name="P7">Страна</text:p>
        </text:list-item>
        <text:list-item>
          <text:p text:style-name="P7">Отель</text:p>
        </text:list-item>
        <text:list-item>
          <text:p text:style-name="P8">Рейтинг отелей</text:p>
        </text:list-item>
        <text:list-item>
          <text:p text:style-name="P7">Тур</text:p>
        </text:list-item>
        <text:list-item>
          <text:p text:style-name="P7">Тип тура</text:p>
        </text:list-item>
      </text:list>
      <text:p text:style-name="P1">Действия:</text:p>
      <text:list xml:id="list200543686058506" text:continue-numbering="true" text:style-name="WWNum1">
        <text:list-header>
          <text:p text:style-name="P9"/>
        </text:list-header>
        <text:list-item>
          <text:p text:style-name="P10">Назначение роли пользователю (действие требует роли «администратор»)</text:p>
        </text:list-item>
        <text:list-item>
          <text:p text:style-name="P3">Отзыв роли у пользователя (действие требует роли «администратор»)</text:p>
        </text:list-item>
        <text:list-item>
          <text:p text:style-name="P3">Добавление <text:span text:style-name="T6">тура</text:span>(доступно администраторам)</text:p>
        </text:list-item>
        <text:list-item>
          <text:p text:style-name="P3">Удаление <text:span text:style-name="T6">тура</text:span> (доступно администраторам при условии, что раздел не содержит постов)</text:p>
        </text:list-item>
        <text:list-item>
          <text:p text:style-name="P3">Редактирование <text:span text:style-name="T6">тура</text:span> (доступно администраторам, <text:span text:style-name="T7">туроператору</text:span>)</text:p>
        </text:list-item>
        <text:list-item>
          <text:p text:style-name="P3">Добавление страны (доступно администраторам)</text:p>
        </text:list-item>
        <text:list-item>
          <text:p text:style-name="P3">Редактирование страны (доступно администраторам)</text:p>
        </text:list-item>
        <text:list-item>
          <text:p text:style-name="P3">Добавление <text:span text:style-name="T4">тура(доступно турфирме)</text:span></text:p>
        </text:list-item>
        <text:list-item>
          <text:p text:style-name="P3">Редактирование <text:span text:style-name="T4">тура</text:span> (действие доступно владельцу <text:span text:style-name="T4">тура</text:span>)</text:p>
        </text:list-item>
        <text:list-item>
          <text:p text:style-name="P3"><text:span text:style-name="T8">Top-100 </text:span><text:span text:style-name="T9">отелей</text:span> по <text:span text:style-name="T10">рейтингу</text:span></text:p>
        </text:list-item>
        <text:list-item>
          <text:p text:style-name="P3"><text:span text:style-name="T9">T</text:span><text:span text:style-name="T8">op-100 </text:span><text:span text:style-name="T9">стран</text:span> по <text:span text:style-name="T10">рейтингу</text:span></text:p>
        </text:list-item>
        <text:list-item>
          <text:p text:style-name="P3">Список <text:span text:style-name="T5">типов тура</text:span> по <text:span text:style-name="T5">рейтингу</text:span></text:p>
        </text:list-item>
        <text:list-item>
          <text:p text:style-name="P3">Поиск <text:span text:style-name="T5">туров</text:span> <text:span text:style-name="T5">по типу</text:span></text:p>
        </text:list-item>
        <text:list-item>
          <text:p text:style-name="P4">Список отзывов к туру</text:p>
        </text:list-item>
        <text:list-item>
          <text:p text:style-name="P4">Список скидок , доступных всем</text:p>
        </text:list-item>
        <text:list-item>
          <text:p text:style-name="P4">Список скидок, доступных только зарегистрированным пользователям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" style:display-name="ListLabel 1" style:family="text">
      <style:text-properties fo:font-weight="bold" style:font-name-asian="Calibri" style:font-family-asian="Calibri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2" style:display-name="ListLabel 2" style:family="text">
      <style:text-properties fo:font-weight="bold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0:05:18.421397896</meta:creation-date>
    <dc:date>2018-05-25T20:05:42.288133198</dc:date>
    <meta:editing-duration>PT24S</meta:editing-duration>
    <meta:editing-cycles>1</meta:editing-cycles>
    <meta:document-statistic meta:table-count="0" meta:image-count="0" meta:object-count="0" meta:page-count="1" meta:paragraph-count="30" meta:word-count="142" meta:character-count="1009" meta:non-whitespace-character-count="921"/>
    <meta:generator>LibreOffice/5.1.6.2$Linux_X86_64 LibreOffice_project/10m0$Build-2</meta:generator>
  </office:meta>
</office:document-meta>
</file>